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417in"/>
    </style:style>
    <style:style style:name="co2" style:family="table-column">
      <style:table-column-properties fo:break-before="auto" style:column-width="0.9028in"/>
    </style:style>
    <style:style style:name="co3" style:family="table-column">
      <style:table-column-properties fo:break-before="auto" style:column-width="0.7945in"/>
    </style:style>
    <style:style style:name="co4" style:family="table-column">
      <style:table-column-properties fo:break-before="auto" style:column-width="1.589in"/>
    </style:style>
    <style:style style:name="co5" style:family="table-column">
      <style:table-column-properties fo:break-before="auto" style:column-width="0.94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66ff66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66ff66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2"/>
        <table:table-column table:style-name="co5" table:default-cell-style-name="ce8"/>
        <table:table-column table:style-name="co6" table:number-columns-repeated="7" table:default-cell-style-name="ce2"/>
        <table:table-column table:style-name="co6" table:default-cell-style-name="ce14"/>
        <table:table-column table:style-name="co6" table:number-columns-repeated="3" table:default-cell-style-name="ce2"/>
        <table:table-column table:style-name="co6" table:default-cell-style-name="ce14"/>
        <table:table-column table:style-name="co6" table:number-columns-repeated="3" table:default-cell-style-name="ce2"/>
        <table:table-column table:style-name="co6" table:default-cell-style-name="ce14"/>
        <table:table-column table:style-name="co6" table:number-columns-repeated="3" table:default-cell-style-name="ce2"/>
        <table:table-column table:style-name="co6" table:default-cell-style-name="ce14"/>
        <table:table-column table:style-name="co6" table:number-columns-repeated="12" table:default-cell-style-name="ce2"/>
        <table:table-column table:style-name="co6" table:number-columns-repeated="987" table:default-cell-style-name="Default"/>
        <table:table-row table:style-name="ro1">
          <table:table-cell table:style-name="ce1" table:number-columns-repeated="4"/>
          <table:table-cell table:style-name="ce7"/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87"/>
        </table:table-row>
        <table:table-row table:style-name="ro1">
          <table:table-cell table:style-name="ce1" table:number-columns-repeated="4"/>
          <table:table-cell table:style-name="ce7"/>
          <table:table-cell table:style-name="ce9" office:value-type="string" calcext:value-type="string" table:number-columns-spanned="8" table:number-rows-spanned="1">
            <text:p>Opcode</text:p>
          </table:table-cell>
          <table:covered-table-cell table:number-columns-repeated="7" table:style-name="ce1"/>
          <table:table-cell table:style-name="ce1" table:number-columns-repeated="3"/>
          <table:table-cell table:style-name="ce13"/>
          <table:table-cell table:style-name="ce1" table:number-columns-repeated="3"/>
          <table:table-cell table:style-name="ce13"/>
          <table:table-cell table:style-name="ce15" office:value-type="string" calcext:value-type="string" table:number-columns-spanned="16" table:number-rows-spanned="1">
            <text:p>Immediate</text:p>
          </table:table-cell>
          <table:covered-table-cell table:number-columns-repeated="15" table:style-name="ce1"/>
          <table:table-cell table:style-name="ce1" table:number-columns-repeated="987"/>
        </table:table-row>
        <table:table-row table:style-name="ro1">
          <table:table-cell table:style-name="ce1" table:number-columns-repeated="4"/>
          <table:table-cell table:style-name="ce7"/>
          <table:table-cell table:style-name="ce1" office:value-type="string" calcext:value-type="string">
            <text:p>Uses PC</text:p>
          </table:table-cell>
          <table:table-cell table:style-name="ce1" office:value-type="string" calcext:value-type="string">
            <text:p>Uses IMM</text:p>
          </table:table-cell>
          <table:table-cell table:style-name="ce10" office:value-type="string" calcext:value-type="string" table:number-columns-spanned="2" table:number-rows-spanned="1">
            <text:p>ALU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Memory</text:p>
          </table:table-cell>
          <table:covered-table-cell table:style-name="ce11"/>
          <table:table-cell table:style-name="ce12" office:value-type="string" calcext:value-type="string">
            <text:p>Dr_Z</text:p>
          </table:table-cell>
          <table:table-cell table:style-name="ce13" office:value-type="string" calcext:value-type="string">
            <text:p>Chk_J</text:p>
          </table:table-cell>
          <table:table-cell table:style-name="ce12" office:value-type="string" calcext:value-type="string" table:number-columns-spanned="4" table:number-rows-spanned="1">
            <text:p>RD</text:p>
          </table:table-cell>
          <table:covered-table-cell table:number-columns-repeated="2" table:style-name="ce1"/>
          <table:covered-table-cell table:style-name="ce13"/>
          <table:table-cell table:style-name="ce12" office:value-type="string" calcext:value-type="string" table:number-columns-spanned="4" table:number-rows-spanned="1">
            <text:p>Rs_A</text:p>
          </table:table-cell>
          <table:covered-table-cell table:number-columns-repeated="2" table:style-name="ce1"/>
          <table:covered-table-cell table:style-name="ce13"/>
          <table:table-cell table:style-name="ce12" office:value-type="string" calcext:value-type="string" table:number-columns-spanned="4" table:number-rows-spanned="1">
            <text:p>Rs_B</text:p>
          </table:table-cell>
          <table:covered-table-cell table:number-columns-repeated="2" table:style-name="ce1"/>
          <table:covered-table-cell table:style-name="ce13"/>
          <table:table-cell table:style-name="ce10" office:value-type="string" calcext:value-type="string" table:number-columns-spanned="11" table:number-rows-spanned="1">
            <text:p>Unused</text:p>
          </table:table-cell>
          <table:covered-table-cell table:number-columns-repeated="10" table:style-name="ce1"/>
          <table:table-cell table:style-name="ce1" table:number-columns-repeated="98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00</text:p>
          </table:table-cell>
          <table:table-cell table:style-name="ce3" office:value-type="string" calcext:value-type="string">
            <text:p>main</text:p>
          </table:table-cell>
          <table:table-cell table:style-name="ce6" office:value-type="string" calcext:value-type="string">
            <text:p>ldadr $sp, 0x29</text:p>
          </table:table-cell>
          <table:table-cell table:formula="of:= BIN2HEX(CONCATENATE([.F4];[.G4];[.H4];[.I4];[.J4];[.K4];[.L4];[.M4]);2) &amp; BIN2HEX(CONCATENATE([.N4];[.O4];[.P4];[.Q4];[.R4];[.S4];[.T4];[.U4]);2) &amp; BIN2HEX(CONCATENATE([.V4];[.W4];[.X4];[.Y4];[.Z4];[.AA4];[.AB4];[.AC4] );2) &amp; BIN2HEX(CONCATENATE([.AD4];[.AE4];[.AF4];[.AG4];[.AH4];[.AI4];[.AJ4];[.AK4] );2)" office:value-type="string" office:string-value="C0D00029" calcext:value-type="string">
            <text:p>C0D000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 table:style-name="ce3"/>
          <table:table-cell table:style-name="ce6" office:value-type="string" calcext:value-type="string">
            <text:p>lw $sp, 0($sp)</text:p>
          </table:table-cell>
          <table:table-cell table:formula="of:= BIN2HEX(CONCATENATE([.F5];[.G5];[.H5];[.I5];[.J5];[.K5];[.L5];[.M5]);2) &amp; BIN2HEX(CONCATENATE([.N5];[.O5];[.P5];[.Q5];[.R5];[.S5];[.T5];[.U5]);2) &amp; BIN2HEX(CONCATENATE([.V5];[.W5];[.X5];[.Y5];[.Z5];[.AA5];[.AB5];[.AC5] );2) &amp; BIN2HEX(CONCATENATE([.AD5];[.AE5];[.AF5];[.AG5];[.AH5];[.AI5];[.AJ5];[.AK5] );2)" office:value-type="string" office:string-value="44DD0000" calcext:value-type="string">
            <text:p>44DD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x02</text:p>
          </table:table-cell>
          <table:table-cell table:style-name="ce3"/>
          <table:table-cell table:style-name="ce6" office:value-type="string" calcext:value-type="string">
            <text:p>ldadr $a0, 0x08</text:p>
          </table:table-cell>
          <table:table-cell table:formula="of:= BIN2HEX(CONCATENATE([.F6];[.G6];[.H6];[.I6];[.J6];[.K6];[.L6];[.M6]);2) &amp; BIN2HEX(CONCATENATE([.N6];[.O6];[.P6];[.Q6];[.R6];[.S6];[.T6];[.U6]);2) &amp; BIN2HEX(CONCATENATE([.V6];[.W6];[.X6];[.Y6];[.Z6];[.AA6];[.AB6];[.AC6] );2) &amp; BIN2HEX(CONCATENATE([.AD6];[.AE6];[.AF6];[.AG6];[.AH6];[.AI6];[.AJ6];[.AK6] );2)" office:value-type="string" office:string-value="C0300008" calcext:value-type="string">
            <text:p>C03000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x03</text:p>
          </table:table-cell>
          <table:table-cell table:style-name="ce3"/>
          <table:table-cell table:style-name="ce6" office:value-type="string" calcext:value-type="string">
            <text:p>lw $a0, 0($a0)</text:p>
          </table:table-cell>
          <table:table-cell table:formula="of:= BIN2HEX(CONCATENATE([.F7];[.G7];[.H7];[.I7];[.J7];[.K7];[.L7];[.M7]);2) &amp; BIN2HEX(CONCATENATE([.N7];[.O7];[.P7];[.Q7];[.R7];[.S7];[.T7];[.U7]);2) &amp; BIN2HEX(CONCATENATE([.V7];[.W7];[.X7];[.Y7];[.Z7];[.AA7];[.AB7];[.AC7] );2) &amp; BIN2HEX(CONCATENATE([.AD7];[.AE7];[.AF7];[.AG7];[.AH7];[.AI7];[.AJ7];[.AK7] );2)" office:value-type="string" office:string-value="44330000" calcext:value-type="string">
            <text:p>4433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x04</text:p>
          </table:table-cell>
          <table:table-cell table:style-name="ce3"/>
          <table:table-cell table:style-name="ce6" office:value-type="string" calcext:value-type="string">
            <text:p>ldadr $a1, 0x07</text:p>
          </table:table-cell>
          <table:table-cell table:formula="of:= BIN2HEX(CONCATENATE([.F8];[.G8];[.H8];[.I8];[.J8];[.K8];[.L8];[.M8]);2) &amp; BIN2HEX(CONCATENATE([.N8];[.O8];[.P8];[.Q8];[.R8];[.S8];[.T8];[.U8]);2) &amp; BIN2HEX(CONCATENATE([.V8];[.W8];[.X8];[.Y8];[.Z8];[.AA8];[.AB8];[.AC8] );2) &amp; BIN2HEX(CONCATENATE([.AD8];[.AE8];[.AF8];[.AG8];[.AH8];[.AI8];[.AJ8];[.AK8] );2)" office:value-type="string" office:string-value="C0400007" calcext:value-type="string">
            <text:p>C04000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x05</text:p>
          </table:table-cell>
          <table:table-cell table:style-name="ce3"/>
          <table:table-cell table:style-name="ce6" office:value-type="string" calcext:value-type="string">
            <text:p>lw $a1, 0($a1)</text:p>
          </table:table-cell>
          <table:table-cell table:formula="of:= BIN2HEX(CONCATENATE([.F9];[.G9];[.H9];[.I9];[.J9];[.K9];[.L9];[.M9]);2) &amp; BIN2HEX(CONCATENATE([.N9];[.O9];[.P9];[.Q9];[.R9];[.S9];[.T9];[.U9]);2) &amp; BIN2HEX(CONCATENATE([.V9];[.W9];[.X9];[.Y9];[.Z9];[.AA9];[.AB9];[.AC9] );2) &amp; BIN2HEX(CONCATENATE([.AD9];[.AE9];[.AF9];[.AG9];[.AH9];[.AI9];[.AJ9];[.AK9] );2)" office:value-type="string" office:string-value="44440000" calcext:value-type="string">
            <text:p>4444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x06</text:p>
          </table:table-cell>
          <table:table-cell table:style-name="ce3"/>
          <table:table-cell table:style-name="ce6" office:value-type="string" calcext:value-type="string">
            <text:p>ldadr $at, 0x07</text:p>
          </table:table-cell>
          <table:table-cell table:formula="of:= BIN2HEX(CONCATENATE([.F10];[.G10];[.H10];[.I10];[.J10];[.K10];[.L10];[.M10]);2) &amp; BIN2HEX(CONCATENATE([.N10];[.O10];[.P10];[.Q10];[.R10];[.S10];[.T10];[.U10]);2) &amp; BIN2HEX(CONCATENATE([.V10];[.W10];[.X10];[.Y10];[.Z10];[.AA10];[.AB10];[.AC10] );2) &amp; BIN2HEX(CONCATENATE([.AD10];[.AE10];[.AF10];[.AG10];[.AH10];[.AI10];[.AJ10];[.AK10] );2)" office:value-type="string" office:string-value="C0100007" calcext:value-type="string">
            <text:p>C01000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x07</text:p>
          </table:table-cell>
          <table:table-cell table:style-name="ce3"/>
          <table:table-cell table:style-name="ce6" office:value-type="string" calcext:value-type="string">
            <text:p>jalr $at, $ra</text:p>
          </table:table-cell>
          <table:table-cell table:formula="of:= BIN2HEX(CONCATENATE([.F11];[.G11];[.H11];[.I11];[.J11];[.K11];[.L11];[.M11]);2) &amp; BIN2HEX(CONCATENATE([.N11];[.O11];[.P11];[.Q11];[.R11];[.S11];[.T11];[.U11]);2) &amp; BIN2HEX(CONCATENATE([.V11];[.W11];[.X11];[.Y11];[.Z11];[.AA11];[.AB11];[.AC11] );2) &amp; BIN2HEX(CONCATENATE([.AD11];[.AE11];[.AF11];[.AG11];[.AH11];[.AI11];[.AJ11];[.AK11] );2)" office:value-type="string" office:string-value="391F0000" calcext:value-type="string">
            <text:p>391F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x08</text:p>
          </table:table-cell>
          <table:table-cell table:style-name="ce3"/>
          <table:table-cell table:style-name="ce6" office:value-type="string" calcext:value-type="string">
            <text:p>ldadr $a0, 0x04</text:p>
          </table:table-cell>
          <table:table-cell table:formula="of:= BIN2HEX(CONCATENATE([.F12];[.G12];[.H12];[.I12];[.J12];[.K12];[.L12];[.M12]);2) &amp; BIN2HEX(CONCATENATE([.N12];[.O12];[.P12];[.Q12];[.R12];[.S12];[.T12];[.U12]);2) &amp; BIN2HEX(CONCATENATE([.V12];[.W12];[.X12];[.Y12];[.Z12];[.AA12];[.AB12];[.AC12] );2) &amp; BIN2HEX(CONCATENATE([.AD12];[.AE12];[.AF12];[.AG12];[.AH12];[.AI12];[.AJ12];[.AK12] );2)" office:value-type="string" office:string-value="C0300004" calcext:value-type="string">
            <text:p>C03000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x09</text:p>
          </table:table-cell>
          <table:table-cell table:style-name="ce3"/>
          <table:table-cell table:style-name="ce6" office:value-type="string" calcext:value-type="string">
            <text:p>sw $v0, 0($a0)</text:p>
          </table:table-cell>
          <table:table-cell table:formula="of:= BIN2HEX(CONCATENATE([.F13];[.G13];[.H13];[.I13];[.J13];[.K13];[.L13];[.M13]);2) &amp; BIN2HEX(CONCATENATE([.N13];[.O13];[.P13];[.Q13];[.R13];[.S13];[.T13];[.U13]);2) &amp; BIN2HEX(CONCATENATE([.V13];[.W13];[.X13];[.Y13];[.Z13];[.AA13];[.AB13];[.AC13] );2) &amp; BIN2HEX(CONCATENATE([.AD13];[.AE13];[.AF13];[.AG13];[.AH13];[.AI13];[.AJ13];[.AK13] );2)" office:value-type="string" office:string-value="4C230000" calcext:value-type="string">
            <text:p>4C23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0a</text:p>
          </table:table-cell>
          <table:table-cell table:style-name="ce3"/>
          <table:table-cell table:style-name="ce6" office:value-type="string" calcext:value-type="string">
            <text:p>halt</text:p>
          </table:table-cell>
          <table:table-cell table:formula="of:= BIN2HEX(CONCATENATE([.F14];[.G14];[.H14];[.I14];[.J14];[.K14];[.L14];[.M14]);2) &amp; BIN2HEX(CONCATENATE([.N14];[.O14];[.P14];[.Q14];[.R14];[.S14];[.T14];[.U14]);2) &amp; BIN2HEX(CONCATENATE([.V14];[.W14];[.X14];[.Y14];[.Z14];[.AA14];[.AB14];[.AC14] );2) &amp; BIN2HEX(CONCATENATE([.AD14];[.AE14];[.AF14];[.AG14];[.AH14];[.AI14];[.AJ14];[.AK14] );2)" office:value-type="string" office:string-value="FC000000" calcext:value-type="string">
            <text:p>FC00000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x0b</text:p>
          </table:table-cell>
          <table:table-cell table:style-name="ce3" office:value-type="string" calcext:value-type="string">
            <text:p>BASE</text:p>
          </table:table-cell>
          <table:table-cell table:style-name="ce6" office:value-type="string" calcext:value-type="string">
            <text:p>.fill 2</text:p>
          </table:table-cell>
          <table:table-cell table:formula="of:= BIN2HEX(CONCATENATE([.F15];[.G15];[.H15];[.I15];[.J15];[.K15];[.L15];[.M15]);2) &amp; BIN2HEX(CONCATENATE([.N15];[.O15];[.P15];[.Q15];[.R15];[.S15];[.T15];[.U15]);2) &amp; BIN2HEX(CONCATENATE([.V15];[.W15];[.X15];[.Y15];[.Z15];[.AA15];[.AB15];[.AC15] );2) &amp; BIN2HEX(CONCATENATE([.AD15];[.AE15];[.AF15];[.AG15];[.AH15];[.AI15];[.AJ15];[.AK15] );2)" office:value-type="string" office:string-value="00000002" calcext:value-type="string">
            <text:p>00000002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x0c</text:p>
          </table:table-cell>
          <table:table-cell table:style-name="ce3" office:value-type="string" calcext:value-type="string">
            <text:p>EXP</text:p>
          </table:table-cell>
          <table:table-cell table:style-name="ce6" office:value-type="string" calcext:value-type="string">
            <text:p>.fill 16</text:p>
          </table:table-cell>
          <table:table-cell table:formula="of:= BIN2HEX(CONCATENATE([.F16];[.G16];[.H16];[.I16];[.J16];[.K16];[.L16];[.M16]);2) &amp; BIN2HEX(CONCATENATE([.N16];[.O16];[.P16];[.Q16];[.R16];[.S16];[.T16];[.U16]);2) &amp; BIN2HEX(CONCATENATE([.V16];[.W16];[.X16];[.Y16];[.Z16];[.AA16];[.AB16];[.AC16] );2) &amp; BIN2HEX(CONCATENATE([.AD16];[.AE16];[.AF16];[.AG16];[.AH16];[.AI16];[.AJ16];[.AK16] );2)" office:value-type="string" office:string-value="00000010" calcext:value-type="string">
            <text:p>00000010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x0d</text:p>
          </table:table-cell>
          <table:table-cell table:style-name="ce3" office:value-type="string" calcext:value-type="string">
            <text:p>ANS</text:p>
          </table:table-cell>
          <table:table-cell table:style-name="ce6" office:value-type="string" calcext:value-type="string">
            <text:p>.fill 0</text:p>
          </table:table-cell>
          <table:table-cell table:formula="of:= BIN2HEX(CONCATENATE([.F17];[.G17];[.H17];[.I17];[.J17];[.K17];[.L17];[.M17]);2) &amp; BIN2HEX(CONCATENATE([.N17];[.O17];[.P17];[.Q17];[.R17];[.S17];[.T17];[.U17]);2) &amp; BIN2HEX(CONCATENATE([.V17];[.W17];[.X17];[.Y17];[.Z17];[.AA17];[.AB17];[.AC17] );2) &amp; BIN2HEX(CONCATENATE([.AD17];[.AE17];[.AF17];[.AG17];[.AH17];[.AI17];[.AJ17];[.AK17] );2)" office:value-type="string" office:string-value="00000000" calcext:value-type="string">
            <text:p>00000000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x0e</text:p>
          </table:table-cell>
          <table:table-cell table:style-name="ce4" office:value-type="string" calcext:value-type="string">
            <text:p>POW</text:p>
          </table:table-cell>
          <table:table-cell office:value-type="string" calcext:value-type="string">
            <text:p>addi $sp, $sp, 2</text:p>
          </table:table-cell>
          <table:table-cell table:formula="of:= BIN2HEX(CONCATENATE([.F18];[.G18];[.H18];[.I18];[.J18];[.K18];[.L18];[.M18]);2) &amp; BIN2HEX(CONCATENATE([.N18];[.O18];[.P18];[.Q18];[.R18];[.S18];[.T18];[.U18]);2) &amp; BIN2HEX(CONCATENATE([.V18];[.W18];[.X18];[.Y18];[.Z18];[.AA18];[.AB18];[.AC18] );2) &amp; BIN2HEX(CONCATENATE([.AD18];[.AE18];[.AF18];[.AG18];[.AH18];[.AI18];[.AJ18];[.AK18] );2)" office:value-type="string" office:string-value="40DD0002" calcext:value-type="string">
            <text:p>40DD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x0f</text:p>
          </table:table-cell>
          <table:table-cell table:style-name="ce4"/>
          <table:table-cell office:value-type="string" calcext:value-type="string">
            <text:p>sw $ra, -1($sp)</text:p>
          </table:table-cell>
          <table:table-cell table:formula="of:= BIN2HEX(CONCATENATE([.F19];[.G19];[.H19];[.I19];[.J19];[.K19];[.L19];[.M19]);2) &amp; BIN2HEX(CONCATENATE([.N19];[.O19];[.P19];[.Q19];[.R19];[.S19];[.T19];[.U19]);2) &amp; BIN2HEX(CONCATENATE([.V19];[.W19];[.X19];[.Y19];[.Z19];[.AA19];[.AB19];[.AC19] );2) &amp; BIN2HEX(CONCATENATE([.AD19];[.AE19];[.AF19];[.AG19];[.AH19];[.AI19];[.AJ19];[.AK19] );2)" office:value-type="string" office:string-value="4CFDFFFF" calcext:value-type="string">
            <text:p>4CFDFFF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x10</text:p>
          </table:table-cell>
          <table:table-cell table:style-name="ce4"/>
          <table:table-cell office:value-type="string" calcext:value-type="string">
            <text:p>sw $a0, -2($sp)</text:p>
          </table:table-cell>
          <table:table-cell table:formula="of:= BIN2HEX(CONCATENATE([.F20];[.G20];[.H20];[.I20];[.J20];[.K20];[.L20];[.M20]);2) &amp; BIN2HEX(CONCATENATE([.N20];[.O20];[.P20];[.Q20];[.R20];[.S20];[.T20];[.U20]);2) &amp; BIN2HEX(CONCATENATE([.V20];[.W20];[.X20];[.Y20];[.Z20];[.AA20];[.AB20];[.AC20] );2) &amp; BIN2HEX(CONCATENATE([.AD20];[.AE20];[.AF20];[.AG20];[.AH20];[.AI20];[.AJ20];[.AK20] );2)" office:value-type="string" office:string-value="4C3DFFFE" calcext:value-type="string">
            <text:p>4C3DFFF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x11</text:p>
          </table:table-cell>
          <table:table-cell table:style-name="ce4"/>
          <table:table-cell office:value-type="string" calcext:value-type="string">
            <text:p>beq $zero, $a1, 0x0B</text:p>
          </table:table-cell>
          <table:table-cell table:formula="of:= BIN2HEX(CONCATENATE([.F21];[.G21];[.H21];[.I21];[.J21];[.K21];[.L21];[.M21]);2) &amp; BIN2HEX(CONCATENATE([.N21];[.O21];[.P21];[.Q21];[.R21];[.S21];[.T21];[.U21]);2) &amp; BIN2HEX(CONCATENATE([.V21];[.W21];[.X21];[.Y21];[.Z21];[.AA21];[.AB21];[.AC21] );2) &amp; BIN2HEX(CONCATENATE([.AD21];[.AE21];[.AF21];[.AG21];[.AH21];[.AI21];[.AJ21];[.AK21] );2)" office:value-type="string" office:string-value="2204000B" calcext:value-type="string">
            <text:p>2204000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x12</text:p>
          </table:table-cell>
          <table:table-cell table:style-name="ce4"/>
          <table:table-cell office:value-type="string" calcext:value-type="string">
            <text:p>beq $zero, $a0, 0x0D</text:p>
          </table:table-cell>
          <table:table-cell table:formula="of:= BIN2HEX(CONCATENATE([.F22];[.G22];[.H22];[.I22];[.J22];[.K22];[.L22];[.M22]);2) &amp; BIN2HEX(CONCATENATE([.N22];[.O22];[.P22];[.Q22];[.R22];[.S22];[.T22];[.U22]);2) &amp; BIN2HEX(CONCATENATE([.V22];[.W22];[.X22];[.Y22];[.Z22];[.AA22];[.AB22];[.AC22] );2) &amp; BIN2HEX(CONCATENATE([.AD22];[.AE22];[.AF22];[.AG22];[.AH22];[.AI22];[.AJ22];[.AK22] );2)" office:value-type="string" office:string-value="2203000D" calcext:value-type="string">
            <text:p>2203000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x13</text:p>
          </table:table-cell>
          <table:table-cell table:style-name="ce4"/>
          <table:table-cell office:value-type="string" calcext:value-type="string">
            <text:p>addi $a1, $a1, -1</text:p>
          </table:table-cell>
          <table:table-cell table:formula="of:= BIN2HEX(CONCATENATE([.F23];[.G23];[.H23];[.I23];[.J23];[.K23];[.L23];[.M23]);2) &amp; BIN2HEX(CONCATENATE([.N23];[.O23];[.P23];[.Q23];[.R23];[.S23];[.T23];[.U23]);2) &amp; BIN2HEX(CONCATENATE([.V23];[.W23];[.X23];[.Y23];[.Z23];[.AA23];[.AB23];[.AC23] );2) &amp; BIN2HEX(CONCATENATE([.AD23];[.AE23];[.AF23];[.AG23];[.AH23];[.AI23];[.AJ23];[.AK23] );2)" office:value-type="string" office:string-value="4044FFFF" calcext:value-type="string">
            <text:p>4044FFF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x14</text:p>
          </table:table-cell>
          <table:table-cell table:style-name="ce4"/>
          <table:table-cell office:value-type="string" calcext:value-type="string">
            <text:p>addi $at, $zero, 0x0E</text:p>
          </table:table-cell>
          <table:table-cell table:formula="of:= BIN2HEX(CONCATENATE([.F24];[.G24];[.H24];[.I24];[.J24];[.K24];[.L24];[.M24]);2) &amp; BIN2HEX(CONCATENATE([.N24];[.O24];[.P24];[.Q24];[.R24];[.S24];[.T24];[.U24]);2) &amp; BIN2HEX(CONCATENATE([.V24];[.W24];[.X24];[.Y24];[.Z24];[.AA24];[.AB24];[.AC24] );2) &amp; BIN2HEX(CONCATENATE([.AD24];[.AE24];[.AF24];[.AG24];[.AH24];[.AI24];[.AJ24];[.AK24] );2)" office:value-type="string" office:string-value="4010000E" calcext:value-type="string">
            <text:p>4010000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x15</text:p>
          </table:table-cell>
          <table:table-cell table:style-name="ce4"/>
          <table:table-cell office:value-type="string" calcext:value-type="string">
            <text:p>jalr $at, $ra</text:p>
          </table:table-cell>
          <table:table-cell table:formula="of:= BIN2HEX(CONCATENATE([.F25];[.G25];[.H25];[.I25];[.J25];[.K25];[.L25];[.M25]);2) &amp; BIN2HEX(CONCATENATE([.N25];[.O25];[.P25];[.Q25];[.R25];[.S25];[.T25];[.U25]);2) &amp; BIN2HEX(CONCATENATE([.V25];[.W25];[.X25];[.Y25];[.Z25];[.AA25];[.AB25];[.AC25] );2) &amp; BIN2HEX(CONCATENATE([.AD25];[.AE25];[.AF25];[.AG25];[.AH25];[.AI25];[.AJ25];[.AK25] );2)" office:value-type="string" office:string-value="391F0000" calcext:value-type="string">
            <text:p>391F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x16</text:p>
          </table:table-cell>
          <table:table-cell/>
          <table:table-cell office:value-type="string" calcext:value-type="string">
            <text:p>add $a0, $v0, $zero</text:p>
          </table:table-cell>
          <table:table-cell table:formula="of:= BIN2HEX(CONCATENATE([.F26];[.G26];[.H26];[.I26];[.J26];[.K26];[.L26];[.M26]);2) &amp; BIN2HEX(CONCATENATE([.N26];[.O26];[.P26];[.Q26];[.R26];[.S26];[.T26];[.U26]);2) &amp; BIN2HEX(CONCATENATE([.V26];[.W26];[.X26];[.Y26];[.Z26];[.AA26];[.AB26];[.AC26] );2) &amp; BIN2HEX(CONCATENATE([.AD26];[.AE26];[.AF26];[.AG26];[.AH26];[.AI26];[.AJ26];[.AK26] );2)" office:value-type="string" office:string-value="00320000" calcext:value-type="string">
            <text:p>003200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x17</text:p>
          </table:table-cell>
          <table:table-cell/>
          <table:table-cell office:value-type="string" calcext:value-type="string">
            <text:p>lw $a1, -2($sp)</text:p>
          </table:table-cell>
          <table:table-cell table:formula="of:= BIN2HEX(CONCATENATE([.F27];[.G27];[.H27];[.I27];[.J27];[.K27];[.L27];[.M27]);2) &amp; BIN2HEX(CONCATENATE([.N27];[.O27];[.P27];[.Q27];[.R27];[.S27];[.T27];[.U27]);2) &amp; BIN2HEX(CONCATENATE([.V27];[.W27];[.X27];[.Y27];[.Z27];[.AA27];[.AB27];[.AC27] );2) &amp; BIN2HEX(CONCATENATE([.AD27];[.AE27];[.AF27];[.AG27];[.AH27];[.AI27];[.AJ27];[.AK27] );2)" office:value-type="string" office:string-value="444DFFFE" calcext:value-type="string">
            <text:p>444DFFF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x18</text:p>
          </table:table-cell>
          <table:table-cell/>
          <table:table-cell office:value-type="string" calcext:value-type="string">
            <text:p>addi $at, $zero, 0x23</text:p>
          </table:table-cell>
          <table:table-cell table:formula="of:= BIN2HEX(CONCATENATE([.F28];[.G28];[.H28];[.I28];[.J28];[.K28];[.L28];[.M28]);2) &amp; BIN2HEX(CONCATENATE([.N28];[.O28];[.P28];[.Q28];[.R28];[.S28];[.T28];[.U28]);2) &amp; BIN2HEX(CONCATENATE([.V28];[.W28];[.X28];[.Y28];[.Z28];[.AA28];[.AB28];[.AC28] );2) &amp; BIN2HEX(CONCATENATE([.AD28];[.AE28];[.AF28];[.AG28];[.AH28];[.AI28];[.AJ28];[.AK28] );2)" office:value-type="string" office:string-value="40100023" calcext:value-type="string">
            <text:p>401000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x19</text:p>
          </table:table-cell>
          <table:table-cell/>
          <table:table-cell office:value-type="string" calcext:value-type="string">
            <text:p>jalr $at, $ra</text:p>
          </table:table-cell>
          <table:table-cell table:formula="of:= BIN2HEX(CONCATENATE([.F29];[.G29];[.H29];[.I29];[.J29];[.K29];[.L29];[.M29]);2) &amp; BIN2HEX(CONCATENATE([.N29];[.O29];[.P29];[.Q29];[.R29];[.S29];[.T29];[.U29]);2) &amp; BIN2HEX(CONCATENATE([.V29];[.W29];[.X29];[.Y29];[.Z29];[.AA29];[.AB29];[.AC29] );2) &amp; BIN2HEX(CONCATENATE([.AD29];[.AE29];[.AF29];[.AG29];[.AH29];[.AI29];[.AJ29];[.AK29] );2)" office:value-type="string" office:string-value="391F0000" calcext:value-type="string">
            <text:p>391F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x1a</text:p>
          </table:table-cell>
          <table:table-cell/>
          <table:table-cell office:value-type="string" calcext:value-type="string">
            <text:p>lw $ra, -1($sp)</text:p>
          </table:table-cell>
          <table:table-cell table:formula="of:= BIN2HEX(CONCATENATE([.F30];[.G30];[.H30];[.I30];[.J30];[.K30];[.L30];[.M30]);2) &amp; BIN2HEX(CONCATENATE([.N30];[.O30];[.P30];[.Q30];[.R30];[.S30];[.T30];[.U30]);2) &amp; BIN2HEX(CONCATENATE([.V30];[.W30];[.X30];[.Y30];[.Z30];[.AA30];[.AB30];[.AC30] );2) &amp; BIN2HEX(CONCATENATE([.AD30];[.AE30];[.AF30];[.AG30];[.AH30];[.AI30];[.AJ30];[.AK30] );2)" office:value-type="string" office:string-value="44FDFFFF" calcext:value-type="string">
            <text:p>44FDFFF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x1b</text:p>
          </table:table-cell>
          <table:table-cell/>
          <table:table-cell office:value-type="string" calcext:value-type="string">
            <text:p>addi $sp, $sp, -2</text:p>
          </table:table-cell>
          <table:table-cell table:formula="of:= BIN2HEX(CONCATENATE([.F31];[.G31];[.H31];[.I31];[.J31];[.K31];[.L31];[.M31]);2) &amp; BIN2HEX(CONCATENATE([.N31];[.O31];[.P31];[.Q31];[.R31];[.S31];[.T31];[.U31]);2) &amp; BIN2HEX(CONCATENATE([.V31];[.W31];[.X31];[.Y31];[.Z31];[.AA31];[.AB31];[.AC31] );2) &amp; BIN2HEX(CONCATENATE([.AD31];[.AE31];[.AF31];[.AG31];[.AH31];[.AI31];[.AJ31];[.AK31] );2)" office:value-type="string" office:string-value="40DDFFFE" calcext:value-type="string">
            <text:p>40DDFFF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x1c</text:p>
          </table:table-cell>
          <table:table-cell/>
          <table:table-cell office:value-type="string" calcext:value-type="string">
            <text:p>jalr $ra, $zero</text:p>
          </table:table-cell>
          <table:table-cell table:formula="of:= BIN2HEX(CONCATENATE([.F32];[.G32];[.H32];[.I32];[.J32];[.K32];[.L32];[.M32]);2) &amp; BIN2HEX(CONCATENATE([.N32];[.O32];[.P32];[.Q32];[.R32];[.S32];[.T32];[.U32]);2) &amp; BIN2HEX(CONCATENATE([.V32];[.W32];[.X32];[.Y32];[.Z32];[.AA32];[.AB32];[.AC32] );2) &amp; BIN2HEX(CONCATENATE([.AD32];[.AE32];[.AF32];[.AG32];[.AH32];[.AI32];[.AJ32];[.AK32] );2)" office:value-type="string" office:string-value="39F00000" calcext:value-type="string">
            <text:p>39F0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RET1</text:p>
          </table:table-cell>
          <table:table-cell office:value-type="string" calcext:value-type="string">
            <text:p>addi $v0, $zero, 1</text:p>
          </table:table-cell>
          <table:table-cell table:formula="of:= BIN2HEX(CONCATENATE([.F33];[.G33];[.H33];[.I33];[.J33];[.K33];[.L33];[.M33]);2) &amp; BIN2HEX(CONCATENATE([.N33];[.O33];[.P33];[.Q33];[.R33];[.S33];[.T33];[.U33]);2) &amp; BIN2HEX(CONCATENATE([.V33];[.W33];[.X33];[.Y33];[.Z33];[.AA33];[.AB33];[.AC33] );2) &amp; BIN2HEX(CONCATENATE([.AD33];[.AE33];[.AF33];[.AG33];[.AH33];[.AI33];[.AJ33];[.AK33] );2)" office:value-type="string" office:string-value="40200001" calcext:value-type="string">
            <text:p>402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x1e</text:p>
          </table:table-cell>
          <table:table-cell/>
          <table:table-cell office:value-type="string" calcext:value-type="string">
            <text:p>addi $sp, $sp, -2</text:p>
          </table:table-cell>
          <table:table-cell table:formula="of:= BIN2HEX(CONCATENATE([.F34];[.G34];[.H34];[.I34];[.J34];[.K34];[.L34];[.M34]);2) &amp; BIN2HEX(CONCATENATE([.N34];[.O34];[.P34];[.Q34];[.R34];[.S34];[.T34];[.U34]);2) &amp; BIN2HEX(CONCATENATE([.V34];[.W34];[.X34];[.Y34];[.Z34];[.AA34];[.AB34];[.AC34] );2) &amp; BIN2HEX(CONCATENATE([.AD34];[.AE34];[.AF34];[.AG34];[.AH34];[.AI34];[.AJ34];[.AK34] );2)" office:value-type="string" office:string-value="40DDFFFE" calcext:value-type="string">
            <text:p>40DDFFF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x1f</text:p>
          </table:table-cell>
          <table:table-cell/>
          <table:table-cell office:value-type="string" calcext:value-type="string">
            <text:p>jalr $ra, $zero</text:p>
          </table:table-cell>
          <table:table-cell table:formula="of:= BIN2HEX(CONCATENATE([.F35];[.G35];[.H35];[.I35];[.J35];[.K35];[.L35];[.M35]);2) &amp; BIN2HEX(CONCATENATE([.N35];[.O35];[.P35];[.Q35];[.R35];[.S35];[.T35];[.U35]);2) &amp; BIN2HEX(CONCATENATE([.V35];[.W35];[.X35];[.Y35];[.Z35];[.AA35];[.AB35];[.AC35] );2) &amp; BIN2HEX(CONCATENATE([.AD35];[.AE35];[.AF35];[.AG35];[.AH35];[.AI35];[.AJ35];[.AK35] );2)" office:value-type="string" office:string-value="39F00000" calcext:value-type="string">
            <text:p>39F0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RET0</text:p>
          </table:table-cell>
          <table:table-cell office:value-type="string" calcext:value-type="string">
            <text:p>add $v0, $zero, $zero</text:p>
          </table:table-cell>
          <table:table-cell table:formula="of:= BIN2HEX(CONCATENATE([.F36];[.G36];[.H36];[.I36];[.J36];[.K36];[.L36];[.M36]);2) &amp; BIN2HEX(CONCATENATE([.N36];[.O36];[.P36];[.Q36];[.R36];[.S36];[.T36];[.U36]);2) &amp; BIN2HEX(CONCATENATE([.V36];[.W36];[.X36];[.Y36];[.Z36];[.AA36];[.AB36];[.AC36] );2) &amp; BIN2HEX(CONCATENATE([.AD36];[.AE36];[.AF36];[.AG36];[.AH36];[.AI36];[.AJ36];[.AK36] );2)" office:value-type="string" office:string-value="00200000" calcext:value-type="string">
            <text:p>0020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x21</text:p>
          </table:table-cell>
          <table:table-cell/>
          <table:table-cell office:value-type="string" calcext:value-type="string">
            <text:p>addi $sp, $sp, -2</text:p>
          </table:table-cell>
          <table:table-cell table:formula="of:= BIN2HEX(CONCATENATE([.F37];[.G37];[.H37];[.I37];[.J37];[.K37];[.L37];[.M37]);2) &amp; BIN2HEX(CONCATENATE([.N37];[.O37];[.P37];[.Q37];[.R37];[.S37];[.T37];[.U37]);2) &amp; BIN2HEX(CONCATENATE([.V37];[.W37];[.X37];[.Y37];[.Z37];[.AA37];[.AB37];[.AC37] );2) &amp; BIN2HEX(CONCATENATE([.AD37];[.AE37];[.AF37];[.AG37];[.AH37];[.AI37];[.AJ37];[.AK37] );2)" office:value-type="string" office:string-value="40DDFFFE" calcext:value-type="string">
            <text:p>40DDFFF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jalr $ra, $zero</text:p>
          </table:table-cell>
          <table:table-cell table:formula="of:= BIN2HEX(CONCATENATE([.F38];[.G38];[.H38];[.I38];[.J38];[.K38];[.L38];[.M38]);2) &amp; BIN2HEX(CONCATENATE([.N38];[.O38];[.P38];[.Q38];[.R38];[.S38];[.T38];[.U38]);2) &amp; BIN2HEX(CONCATENATE([.V38];[.W38];[.X38];[.Y38];[.Z38];[.AA38];[.AB38];[.AC38] );2) &amp; BIN2HEX(CONCATENATE([.AD38];[.AE38];[.AF38];[.AG38];[.AH38];[.AI38];[.AJ38];[.AK38] );2)" office:value-type="string" office:string-value="39F00000" calcext:value-type="string">
            <text:p>39F0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add $v0, $zero, $zero</text:p>
          </table:table-cell>
          <table:table-cell table:formula="of:= BIN2HEX(CONCATENATE([.F39];[.G39];[.H39];[.I39];[.J39];[.K39];[.L39];[.M39]);2) &amp; BIN2HEX(CONCATENATE([.N39];[.O39];[.P39];[.Q39];[.R39];[.S39];[.T39];[.U39]);2) &amp; BIN2HEX(CONCATENATE([.V39];[.W39];[.X39];[.Y39];[.Z39];[.AA39];[.AB39];[.AC39] );2) &amp; BIN2HEX(CONCATENATE([.AD39];[.AE39];[.AF39];[.AG39];[.AH39];[.AI39];[.AJ39];[.AK39] );2)" office:value-type="string" office:string-value="00200000" calcext:value-type="string">
            <text:p>0020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add $v0, $v0, $a0</text:p>
          </table:table-cell>
          <table:table-cell table:formula="of:= BIN2HEX(CONCATENATE([.F40];[.G40];[.H40];[.I40];[.J40];[.K40];[.L40];[.M40]);2) &amp; BIN2HEX(CONCATENATE([.N40];[.O40];[.P40];[.Q40];[.R40];[.S40];[.T40];[.U40]);2) &amp; BIN2HEX(CONCATENATE([.V40];[.W40];[.X40];[.Y40];[.Z40];[.AA40];[.AB40];[.AC40] );2) &amp; BIN2HEX(CONCATENATE([.AD40];[.AE40];[.AF40];[.AG40];[.AH40];[.AI40];[.AJ40];[.AK40] );2)" office:value-type="string" office:string-value="00223000" calcext:value-type="string">
            <text:p>00223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x25</text:p>
          </table:table-cell>
          <table:table-cell/>
          <table:table-cell office:value-type="string" calcext:value-type="string">
            <text:p>nand $a2, $zero, $zero</text:p>
          </table:table-cell>
          <table:table-cell table:formula="of:= BIN2HEX(CONCATENATE([.F41];[.G41];[.H41];[.I41];[.J41];[.K41];[.L41];[.M41]);2) &amp; BIN2HEX(CONCATENATE([.N41];[.O41];[.P41];[.Q41];[.R41];[.S41];[.T41];[.U41]);2) &amp; BIN2HEX(CONCATENATE([.V41];[.W41];[.X41];[.Y41];[.Z41];[.AA41];[.AB41];[.AC41] );2) &amp; BIN2HEX(CONCATENATE([.AD41];[.AE41];[.AF41];[.AG41];[.AH41];[.AI41];[.AJ41];[.AK41] );2)" office:value-type="string" office:string-value="10500000" calcext:value-type="string">
            <text:p>105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x26</text:p>
          </table:table-cell>
          <table:table-cell/>
          <table:table-cell office:value-type="string" calcext:value-type="string">
            <text:p>add $a1, $a1, $a2</text:p>
          </table:table-cell>
          <table:table-cell table:formula="of:= BIN2HEX(CONCATENATE([.F42];[.G42];[.H42];[.I42];[.J42];[.K42];[.L42];[.M42]);2) &amp; BIN2HEX(CONCATENATE([.N42];[.O42];[.P42];[.Q42];[.R42];[.S42];[.T42];[.U42]);2) &amp; BIN2HEX(CONCATENATE([.V42];[.W42];[.X42];[.Y42];[.Z42];[.AA42];[.AB42];[.AC42] );2) &amp; BIN2HEX(CONCATENATE([.AD42];[.AE42];[.AF42];[.AG42];[.AH42];[.AI42];[.AJ42];[.AK42] );2)" office:value-type="string" office:string-value="00445000" calcext:value-type="string">
            <text:p>004450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x27</text:p>
          </table:table-cell>
          <table:table-cell/>
          <table:table-cell office:value-type="string" calcext:value-type="string">
            <text:p>beq $a1, $zero, 0x01</text:p>
          </table:table-cell>
          <table:table-cell table:formula="of:= BIN2HEX(CONCATENATE([.F43];[.G43];[.H43];[.I43];[.J43];[.K43];[.L43];[.M43]);2) &amp; BIN2HEX(CONCATENATE([.N43];[.O43];[.P43];[.Q43];[.R43];[.S43];[.T43];[.U43]);2) &amp; BIN2HEX(CONCATENATE([.V43];[.W43];[.X43];[.Y43];[.Z43];[.AA43];[.AB43];[.AC43] );2) &amp; BIN2HEX(CONCATENATE([.AD43];[.AE43];[.AF43];[.AG43];[.AH43];[.AI43];[.AJ43];[.AK43] );2)" office:value-type="string" office:string-value="22400001" calcext:value-type="string">
            <text:p>22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x28</text:p>
          </table:table-cell>
          <table:table-cell/>
          <table:table-cell office:value-type="string" calcext:value-type="string">
            <text:p>beq $zero,$zero, 0xFB</text:p>
          </table:table-cell>
          <table:table-cell table:formula="of:= BIN2HEX(CONCATENATE([.F44];[.G44];[.H44];[.I44];[.J44];[.K44];[.L44];[.M44]);2) &amp; BIN2HEX(CONCATENATE([.N44];[.O44];[.P44];[.Q44];[.R44];[.S44];[.T44];[.U44]);2) &amp; BIN2HEX(CONCATENATE([.V44];[.W44];[.X44];[.Y44];[.Z44];[.AA44];[.AB44];[.AC44] );2) &amp; BIN2HEX(CONCATENATE([.AD44];[.AE44];[.AF44];[.AG44];[.AH44];[.AI44];[.AJ44];[.AK44] );2)" office:value-type="string" office:string-value="2200FFFB" calcext:value-type="string">
            <text:p>2200FFF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jalr $ra, $zero</text:p>
          </table:table-cell>
          <table:table-cell table:formula="of:= BIN2HEX(CONCATENATE([.F45];[.G45];[.H45];[.I45];[.J45];[.K45];[.L45];[.M45]);2) &amp; BIN2HEX(CONCATENATE([.N45];[.O45];[.P45];[.Q45];[.R45];[.S45];[.T45];[.U45]);2) &amp; BIN2HEX(CONCATENATE([.V45];[.W45];[.X45];[.Y45];[.Z45];[.AA45];[.AB45];[.AC45] );2) &amp; BIN2HEX(CONCATENATE([.AD45];[.AE45];[.AF45];[.AG45];[.AH45];[.AI45];[.AJ45];[.AK45] );2)" office:value-type="string" office:string-value="39F00000" calcext:value-type="string">
            <text:p>39F0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x2a</text:p>
          </table:table-cell>
          <table:table-cell office:value-type="string" calcext:value-type="string">
            <text:p>initsp</text:p>
          </table:table-cell>
          <table:table-cell office:value-type="string" calcext:value-type="string">
            <text:p>.fill 0xA00000</text:p>
          </table:table-cell>
          <table:table-cell table:formula="of:= BIN2HEX(CONCATENATE([.F46];[.G46];[.H46];[.I46];[.J46];[.K46];[.L46];[.M46]);2) &amp; BIN2HEX(CONCATENATE([.N46];[.O46];[.P46];[.Q46];[.R46];[.S46];[.T46];[.U46]);2) &amp; BIN2HEX(CONCATENATE([.V46];[.W46];[.X46];[.Y46];[.Z46];[.AA46];[.AB46];[.AC46] );2) &amp; BIN2HEX(CONCATENATE([.AD46];[.AE46];[.AF46];[.AG46];[.AH46];[.AI46];[.AJ46];[.AK46] );2)" office:value-type="string" office:string-value="00A00000" calcext:value-type="string">
            <text:p>00A0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style-name="Default" table:number-columns-repeated="5"/>
          <table:table-cell table:number-columns-repeated="7"/>
          <table:table-cell table:style-name="ce2"/>
          <table:table-cell table:number-columns-repeated="1011"/>
        </table:table-row>
        <table:table-row table:style-name="ro1" table:number-rows-repeated="3">
          <table:table-cell table:style-name="Default" table:number-columns-repeated="5"/>
          <table:table-cell table:number-columns-repeated="7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1"/>
          <table:table-cell table:style-name="Default"/>
          <table:table-cell table:number-columns-repeated="987"/>
        </table:table-row>
        <table:table-row table:style-name="ro1">
          <table:table-cell table:style-name="Default" table:number-columns-repeated="5"/>
          <table:table-cell table:number-columns-repeated="7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1"/>
          <table:table-cell table:style-name="Default"/>
          <table:table-cell table:number-columns-repeated="98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1T21:05:11.084980164</meta:creation-date>
    <dc:date>2016-06-22T01:52:08.186997324</dc:date>
    <meta:editing-duration>PT4H29M18S</meta:editing-duration>
    <meta:editing-cycles>8</meta:editing-cycles>
    <meta:generator>LibreOffice/4.2.8.2$Linux_X86_64 LibreOffice_project/420m0$Build-2</meta:generator>
    <meta:document-statistic meta:table-count="1" meta:cell-count="1603" meta:object-count="0"/>
  </office:meta>
</office:document-meta>
</file>